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1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5448" calcext:value-type="float">
            <text:p>53.4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4968" calcext:value-type="float">
            <text:p>53.4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847</text:p>
          </table:table-cell>
          <table:table-cell office:value-type="string" calcext:value-type="string">
            <text:p>9N 41W 8BBDD:67608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748" calcext:value-type="float">
            <text:p>52.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